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32"/>+--------------------------------------+</text:p>
      <text:p text:style-name="Standard"><text:s text:c="32"/>| **Game.script** <text:s text:c="25"/>|</text:p>
      <text:p text:style-name="Standard"><text:s text:c="32"/>| <text:s text:c="37"/>|</text:p>
      <text:p text:style-name="Standard"><text:s text:c="32"/>| Central hub managing all settings, <text:s text:c="2"/>|</text:p>
      <text:p text:style-name="Standard"><text:s text:c="32"/>| controls, and system integrations. <text:s text:c="2"/>|</text:p>
      <text:p text:style-name="Standard"><text:s text:c="32"/>+--------------------------------------+</text:p>
      <text:p text:style-name="Standard"><text:s text:c="40"/>| <text:s text:c="13"/>| <text:s text:c="2"/></text:p>
      <text:p text:style-name="Standard"><text:s text:c="15"/>+------------------------+ <text:s text:c="13"/>+-------------------------+</text:p>
      <text:p text:style-name="Standard"><text:s text:c="15"/>| (Base Settings &amp; control) <text:s text:c="12"/>| (Camera settings) <text:s text:c="5"/>|</text:p>
      <text:p text:style-name="Standard"><text:s text:c="7"/>+-------v-------+ <text:s text:c="26"/>+---------v---------+</text:p>
      <text:p text:style-name="Standard"><text:s text:c="7"/>| **Settings.script** | <text:s text:c="26"/>| **Camera.script** <text:s text:c="6"/>|</text:p>
      <text:p text:style-name="Standard"><text:s text:c="7"/>| <text:s text:c="16"/>| <text:s text:c="26"/>| <text:s text:c="20"/>|</text:p>
      <text:p text:style-name="Standard"><text:s text:c="7"/>| Used by all other systems <text:s/>| <text:s text:c="26"/>| Base class for camera settings |</text:p>
      <text:p text:style-name="Standard"><text:s text:c="7"/>| for settings management. <text:s text:c="2"/>| <text:s text:c="26"/>| and positioning logic. <text:s text:c="5"/>|</text:p>
      <text:p text:style-name="Standard"><text:s text:c="7"/>+-------+-------+ <text:s text:c="26"/>+---------+---------+</text:p>
      <text:p text:style-name="Standard"><text:s text:c="15"/>| <text:s text:c="35"/>|(Terrain camera settings)</text:p>
      <text:p text:style-name="Standard"><text:s text:c="15"/>| <text:s text:c="39"/>|</text:p>
      <text:p text:style-name="Standard">+--------------v----------------+ <text:s text:c="9"/>+------------------v---------------+</text:p>
      <text:p text:style-name="Standard">| **CObject.script** <text:s text:c="16"/>| <text:s text:c="10"/>| **BaseTerrain.script** &amp; <text:s text:c="9"/>|</text:p>
      <text:p text:style-name="Standard">| <text:s text:c="31"/>| <text:s text:c="10"/>| **BaseMegaTerrain.script** <text:s text:c="8"/>|</text:p>
      <text:p text:style-name="Standard">| <text:s/>Inherits from BaseSysObject. | <text:s text:c="10"/>| <text:s text:c="32"/>|</text:p>
      <text:p text:style-name="Standard">| <text:s/>Connects to various object- <text:s/>| <text:s text:c="10"/>| <text:s/>--&gt; **Material.script** (Material Setup) <text:s text:c="5"/>|</text:p>
      <text:p text:style-name="Standard">| <text:s/>related scripts. Manages <text:s text:c="4"/>| <text:s text:c="10"/>| <text:s/>--&gt; GameSettings (read) <text:s/>|</text:p>
      <text:p text:style-name="Standard">| <text:s/>state settings from Game. <text:s text:c="3"/>| <text:s text:c="10"/>| --&gt; Camera.script (Camera Data) <text:s/>|</text:p>
      <text:p text:style-name="Standard">+--------------+----------------+ <text:s text:c="10"/>+-------------------+---------------+</text:p>
      <text:p text:style-name="Standard"><text:s text:c="15"/>| <text:s text:c="47"/>|</text:p>
      <text:p text:style-name="Standard"><text:s text:c="15"/>| <text:s text:c="35"/>(Visual Effects Data)|</text:p>
      <text:p text:style-name="Standard"><text:s/>+-------------v-------------+ <text:s text:c="28"/>+----v----+-------------+</text:p>
      <text:p text:style-name="Standard">| **EffectsArray.script** <text:s text:c="6"/>| <text:s text:c="28"/>| **Effects.script** <text:s text:c="7"/>|</text:p>
      <text:p text:style-name="Standard">| <text:s text:c="30"/>| <text:s text:c="28"/>| <text:s text:c="26"/>|</text:p>
      <text:p text:style-name="Standard">| <text:s/>Manages data source and <text:s text:c="5"/>| <text:s text:c="28"/>| <text:s/>Creates and manages visual <text:s text:c="5"/>|</text:p>
      <text:p text:style-name="Standard">| <text:s/>material settings for effects.| <text:s text:c="28"/>| <text:s/>effects based on settings from|</text:p>
      <text:p text:style-name="Standard">| <text:s/>Connects to MaterialManager. <text:s/>| <text:s text:c="28"/>| <text:s/>EffectsArray.script. <text:s text:c="11"/>|</text:p>
      <text:p text:style-name="Standard">+--------------+----------------+ <text:s text:c="28"/>+-------------+--------------+</text:p>
      <text:p text:style-name="Standard"><text:s text:c="15"/>| <text:s text:c="59"/>|</text:p>
      <text:p text:style-name="Standard"><text:s text:c="15"/>| <text:s text:c="41"/>(Texture &amp; Rendering data) <text:s text:c="3"/></text:p>
      <text:p text:style-name="Standard"><text:s text:c="15"/>V <text:s text:c="44"/>V</text:p>
      <text:p text:style-name="Standard">+--------------v----------------+ <text:s text:c="26"/>+-------------------------------+</text:p>
      <text:p text:style-name="Standard">|**Material.script** <text:s text:c="15"/>| <text:s text:c="26"/>|**MaterialManager** <text:s text:c="17"/>|</text:p>
      <text:p text:style-name="Standard">| <text:s text:c="30"/>| <text:s text:c="26"/>| <text:s text:c="31"/>|</text:p>
      <text:p text:style-name="Standard">| <text:s/>Base for textures and <text:s text:c="7"/>| <text:s text:c="26"/>| <text:s/>Handles materials and textures <text:s/>|</text:p>
      <text:p text:style-name="Standard">| <text:s/>rendering settings. <text:s text:c="9"/>| <text:s text:c="26"/>| <text:s/>for effects. <text:s text:c="19"/>|</text:p>
      <text:p text:style-name="Standard">| <text:s/>Used by terrain and effects. | <text:s text:c="26"/>| <text:s text:c="32"/>|</text:p>
      <text:p text:style-name="Standard">+--------------+----------------+ <text:s text:c="26"/>+---------------------------------+</text:p>
      <text:p text:style-name="Standard"><text:s text:c="2"/>| <text:s text:c="66"/>|</text:p>
      <text:p text:style-name="Standard"><text:s text:c="4"/>| <text:s text:c="64"/>| <text:s text:c="3"/></text:p>
      <text:p text:style-name="Standard"><text:s text:c="2"/>(Sky rendering data) <text:s text:c="35"/>(Screen transformations)</text:p>
      <text:p text:style-name="Standard"><text:s text:c="2"/>V <text:s text:c="61"/>V</text:p>
      <text:p text:style-name="Standard"><text:s/>+------------------------------------+ <text:s text:c="14"/>+-------------------------------------+</text:p>
      <text:p text:style-name="Standard">| **Clouds.script** <text:s text:c="22"/>| <text:s text:c="10"/>| **ScreenMask.script** <text:s text:c="13"/>|</text:p>
      <text:p text:style-name="Standard">| <text:s text:c="38"/>| <text:s text:c="10"/>| <text:s text:c="37"/>|</text:p>
      <text:p text:style-name="Standard">| <text:s/>— Manages sky and clouds <text:s text:c="12"/>| <text:s text:c="10"/>| <text:s/>— Manages screen masks <text:s text:c="13"/>|</text:p>
      <text:p text:style-name="Standard"><text:soft-page-break/>| <text:s text:c="2"/>--&gt; Material.script <text:s text:c="24"/>| <text:s text:c="11"/>| <text:s text:c="36"/>|</text:p>
      <text:p text:style-name="Standard"><text:s/>+------------------------------------+ <text:s text:c="14"/>+-------------------------------------+</text:p>
      <text:p text:style-name="Standard"/>
      <text:p text:style-name="Standard"/>
      <text:p text:style-name="Standard">+--------------------------------------+</text:p>
      <text:p text:style-name="Standard">| **CockpitControls.script** <text:s text:c="14"/>|</text:p>
      <text:p text:style-name="Standard">| <text:s text:c="37"/>|</text:p>
      <text:p text:style-name="Standard">| Manages UI elements and camera <text:s text:c="6"/>|</text:p>
      <text:p text:style-name="Standard">| creation. Uses settings from <text:s text:c="8"/>|</text:p>
      <text:p text:style-name="Standard">| Game.script &amp; Camera.script for UI <text:s/>|</text:p>
      <text:p text:style-name="Standard">| configurations. <text:s text:c="19"/>|</text:p>
      <text:p text:style-name="Standard">| ---&gt; Renderer.script (Render calls) <text:s text:c="2"/>|</text:p>
      <text:p text:style-name="Standard">+--------------------------------------+</text:p>
      <text:p text:style-name="Standard"/>
      <text:p text:style-name="Standard">Artificial Intelligence and Units (Green)</text:p>
      <text:p text:style-name="Standard">+--------------------------------------+</text:p>
      <text:p text:style-name="Standard">| **Behavior.script** <text:s text:c="21"/>|</text:p>
      <text:p text:style-name="Standard">| <text:s text:c="37"/>|</text:p>
      <text:p text:style-name="Standard">| <text:s/>— Base for AI behaviors <text:s text:c="12"/>|</text:p>
      <text:p text:style-name="Standard">| <text:s text:c="2"/>--&gt; CUnitType.script <text:s text:c="12"/>|</text:p>
      <text:p text:style-name="Standard">| <text:s/>--&gt; Task Scripts (e.g., Move2Enemy) |</text:p>
      <text:p text:style-name="Standard">+--------------------------------------+</text:p>
      <text:p text:style-name="Standard"><text:s text:c="7"/>|</text:p>
      <text:p text:style-name="Standard"><text:s text:c="7"/>| (AI task logic)</text:p>
      <text:p text:style-name="Standard"><text:s text:c="7"/>V</text:p>
      <text:p text:style-name="Standard">+--------------------------------------+</text:p>
      <text:p text:style-name="Standard">| Task Scripts (e.g., Move2EnemyTask) <text:s/>|</text:p>
      <text:p text:style-name="Standard">| <text:s text:c="37"/>|</text:p>
      <text:p text:style-name="Standard">| <text:s/>— Implements Behavior.script <text:s text:c="7"/>|</text:p>
      <text:p text:style-name="Standard">+--------------------------------------+</text:p>
      <text:p text:style-name="Standard"><text:s text:c="7"/>|</text:p>
      <text:p text:style-name="Standard"><text:s text:c="7"/>| (Unit visual parameters)</text:p>
      <text:p text:style-name="Standard"><text:s text:c="7"/>V</text:p>
      <text:p text:style-name="Standard">+--------------------------------------+</text:p>
      <text:p text:style-name="Standard">| Unit Scripts (e.g., GerTankUnit) <text:s text:c="4"/>|</text:p>
      <text:p text:style-name="Standard">| <text:s text:c="37"/>|</text:p>
      <text:p text:style-name="Standard">| <text:s/>— Manages material settings <text:s text:c="8"/>|</text:p>
      <text:p text:style-name="Standard">| <text:s/>--&gt; CUnitType.script <text:s text:c="15"/>|</text:p>
      <text:p text:style-name="Standard">+--------------------------------------+</text:p>
      <text:p text:style-name="Standard"/>
      <text:p text:style-name="Standard">CUnitType.script (Grey)</text:p>
      <text:p text:style-name="Standard">+--------------------------------------+</text:p>
      <text:p text:style-name="Standard"><text:s/>| <text:s/>— Defines basic Unit types <text:s text:c="7"/>|</text:p>
      <text:p text:style-name="Standard">+--------------------------------------+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06:46:27.894000000</meta:creation-date>
    <dc:date>2025-01-15T06:46:59.918000000</dc:date>
    <meta:editing-duration>PT32S</meta:editing-duration>
    <meta:editing-cycles>1</meta:editing-cycles>
    <meta:document-statistic meta:table-count="0" meta:image-count="0" meta:object-count="0" meta:page-count="2" meta:paragraph-count="92" meta:word-count="454" meta:character-count="5847" meta:non-whitespace-character-count="2821"/>
    <meta:generator>LibreOffice/24.2.5.2$Windows_X86_64 LibreOffice_project/bffef4ea93e59bebbeaf7f431bb02b1a39ee8a59</meta:generator>
  </office:meta>
</office:document-meta>
</file>